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TFM (Read The Fucking Manual) je interaktívne, generatívne digitálne dielo, ktoré prezentuje simulovaný systém. Divák je nútený pozorovať a interpretovať to, čo vidí, pričom vytvára naratívy z obmedzených informácií. Až následne sú odhalené základné pravidlá, ktoré odhaľujú zaujatosť pozorovateľa a spochybňujú ľudskú potrebu vysvetľovať komplexné systémy bez skutočného porozumenia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ng Aji</meta:initial-creator>
    <dc:creator>Gang Aji</dc:creator>
    <meta:creation-date>2026-02-04T10:54:00Z</meta:creation-date>
    <dc:date>2026-02-04T15:48:00Z</dc:date>
    <meta:template xlink:href="Normal" xlink:type="simple"/>
    <meta:editing-cycles>5</meta:editing-cycles>
    <meta:editing-duration>PT2580S</meta:editing-duration>
    <meta:user-defined meta:name="GrammarlyDocumentId">e4645d74-0ba0-4f96-983b-288182d9214a</meta:user-defined>
    <meta:document-statistic meta:page-count="1" meta:paragraph-count="1" meta:word-count="58" meta:character-count="388" meta:row-count="2" meta:non-whitespace-character-count="331"/>
  </office:meta>
</office:document-meta>
</file>